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3a8a4" officeooo:paragraph-rsid="0003a8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ause de non-responsabilité</text:h>
      <text:p text:style-name="Standard">Si vous avez besoin de plus amples renseignements ou si vous avez des questions au sujet de la clause de non-responsabilité de notre site, n'hésitez pas à me contacter par courriel à <text:a xlink:type="simple" xlink:href="mailto:pierre.monvoisin@gmail.com" text:style-name="Internet_20_link" text:visited-style-name="Visited_20_Internet_20_Link">pierre.monvoisin@gmail.com</text:a></text:p>
      <text:p text:style-name="Standard"/>
      <text:h text:style-name="Heading_20_1" text:outline-level="1">Clause de non-responsabilité</text:h>
      <text:p text:style-name="Text_20_body">Toutes les informations contenues sur ce site Web sont publiées de bonne foi et à titre d'information générale uniquement. *URL* ne donne aucune garantie quant à l'exhaustivité, la fiabilité et l'exactitude de ces informations. Toute action que vous entreprenez sur l'information que vous trouvez sur ce site Web, est strictement à vos propres risques. *Url* ne sera pas responsable des pertes et/ou dommages liés à l'utilisation de mon site web.</text:p>
      <text:p text:style-name="Text_20_body">À partir de mon curriculum vitae, vous pouvez visiter d'autres sites Web en suivant des hyperliens vers des sites externes. Bien que je m'efforce de ne fournir que des liens de qualité vers des sites Web utiles et éthiques, je n'ai aucun contrôle sur le contenu et la nature de ces sites. Ces liens vers d'autres sites n'impliquent pas une recommandation pour l'ensemble du contenu de ces sites. Les propriétaires et le contenu du site peuvent changer sans préavis et peuvent survenir avant que nous ayons la possibilité de supprimer un lien qui a pu mal tourner.</text:p>
      <text:p text:style-name="Text_20_body">Sachez également que lorsque vous quittez mon site Web, d'autres sites peuvent avoir des politiques de confidentialité et des conditions différentes qui sont indépendantes de ma volonté. Veuillez vous assurer de vérifier les politiques de confidentialité de ces sites ainsi que leurs "Conditions d'utilisation" avant de vous engager dans toute activité commerciale ou de télécharger toute information.</text:p>
      <text:h text:style-name="Heading_20_1" text:outline-level="1">Consentement </text:h>
      <text:p text:style-name="Text_20_body">En utilisant mon site Web, vous consentez par la présente à cette clause de non-responsabilité et en acceptez les conditions.</text:p>
      <text:h text:style-name="Heading_20_1" text:outline-level="1">Mise à jour </text:h>
      <text:p text:style-name="P1">Si je mets à jour, modifie ou apporte des changements à ce document, ces changements seront affichés bien en vue 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1:24:22.999083243</meta:creation-date>
    <dc:date>2019-10-18T12:10:49.848781060</dc:date>
    <meta:editing-duration>PT6M6S</meta:editing-duration>
    <meta:editing-cycles>1</meta:editing-cycles>
    <meta:document-statistic meta:table-count="0" meta:image-count="0" meta:object-count="0" meta:page-count="1" meta:paragraph-count="10" meta:word-count="308" meta:character-count="1942" meta:non-whitespace-character-count="1642"/>
    <meta:generator>LibreOffice/6.0.7.3$Linux_X86_64 LibreOffice_project/00m0$Build-3</meta:generator>
  </office:meta>
</office:document-meta>
</file>